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02.9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Municipal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Аеродро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Буте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Гази Баб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Ѓорче Петро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Карпо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Кисела Вод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Сара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Цент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Чаи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Шуто Оризар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Арачин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Зеленик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Илинде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Петрове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Сопиште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Студенич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Чучер Санд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Крат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Крива Паланк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Куман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Липк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Ранковц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Старо Нагоричан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Бер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Ви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Делч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Зрнов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Карбин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Коч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Македонска Каме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Пехч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Пробишти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Чешиново – Облеш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Шти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Богдан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Босил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Валанд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Васил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Гевгелиј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Дојр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Конч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Ново Сел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Радови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Струм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Веле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Градск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Демир Капиј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Општина Кавадар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Лоз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Неготин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Росом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Свети Никол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Чашк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Битол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Демир Хис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Кривогашт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Круш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Могила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Приле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Ресе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Нова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Долне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Вевч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Деб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Дебар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Кич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Македонски Бро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Охри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Плас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Струг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Центар Жуп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Боговињ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Брве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Врапчишт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Гостив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Желин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Јегуновц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Маврово и Ростуш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Теарц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Тетово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mk" number:country="MK">МДен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mk" number:country="MK">МДен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1:56:42.047432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ica Nakov</meta:initial-creator>
    <meta:creation-date>2016-07-28T17:10:30.929821227</meta:creation-date>
    <dc:date>2016-07-28T11:57:39.544224880</dc:date>
    <meta:editing-duration>PT12M34S</meta:editing-duration>
    <meta:editing-cycles>7</meta:editing-cycles>
    <meta:generator>LibreOffice/5.0.6.2$Linux_X86_64 LibreOffice_project/00m0$Build-2</meta:generator>
    <meta:document-statistic meta:table-count="1" meta:cell-count="162" meta:object-count="0"/>
  </office:meta>
</office:document-meta>
</file>